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0718ab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officeooo:paragraph-rsid="005fd421"/>
    </style:style>
    <style:style style:name="P5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officeooo:paragraph-rsid="006fafd5" fo:hyphenate="true" fo:hyphenation-remain-char-count="2" fo:hyphenation-push-char-count="2" loext:hyphenation-no-caps="false"/>
    </style:style>
    <style:style style:name="P6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officeooo:paragraph-rsid="00544756" fo:hyphenate="true" fo:hyphenation-remain-char-count="2" fo:hyphenation-push-char-count="2" loext:hyphenation-no-caps="false"/>
    </style:style>
    <style:style style:name="P7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fo:break-before="page"/>
      <style:text-properties officeooo:paragraph-rsid="00544756" fo:hyphenate="true" fo:hyphenation-remain-char-count="2" fo:hyphenation-push-char-count="2" loext:hyphenation-no-caps="false"/>
    </style:style>
    <style:style style:name="P8" style:family="paragraph" style:parent-style-name="Text_20_body">
      <style:paragraph-properties fo:margin-left="0in" fo:margin-right="0in" fo:line-height="150%" fo:text-align="justify" style:justify-single-word="false" fo:orphans="2" fo:widows="2" fo:hyphenation-ladder-count="no-limit" fo:text-indent="0in" style:auto-text-indent="false"/>
      <style:text-properties officeooo:paragraph-rsid="0074f1e2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/>
    </style:style>
    <style:style style:name="P1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 loext:opacity="100%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9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21" style:family="paragraph" style:parent-style-name="Листинг">
      <style:text-properties fo:color="#000000" loext:opacity="100%" officeooo:rsid="00136246" officeooo:paragraph-rsid="00136246"/>
    </style:style>
    <style:style style:name="P22" style:family="paragraph" style:parent-style-name="Листинг">
      <style:paragraph-properties fo:line-height="100%"/>
      <style:text-properties fo:color="#000000" loext:opacity="100%" officeooo:rsid="00136246" officeooo:paragraph-rsid="00136246"/>
    </style:style>
    <style:style style:name="P23" style:family="paragraph" style:parent-style-name="Standard">
      <style:text-properties fo:color="#000000" loext:opacity="100%" officeooo:paragraph-rsid="004ae92b"/>
    </style:style>
    <style:style style:name="P24" style:family="paragraph" style:parent-style-name="Листинг">
      <style:text-properties fo:color="#000000" loext:opacity="100%" officeooo:rsid="004ae92b" officeooo:paragraph-rsid="004ae92b"/>
    </style:style>
    <style:style style:name="P25" style:family="paragraph" style:parent-style-name="Листинг">
      <style:text-properties fo:color="#000000" loext:opacity="100%" style:font-name="Courier New" fo:font-size="11pt" officeooo:rsid="006c5fc3" officeooo:paragraph-rsid="00136246" style:font-size-asian="11pt" style:font-size-complex="11pt"/>
    </style:style>
    <style:style style:name="P26" style:family="paragraph" style:parent-style-name="Standard">
      <style:text-properties officeooo:rsid="0018933d" officeooo:paragraph-rsid="0018933d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font-weight="normal" officeooo:rsid="006c2ea2" officeooo:paragraph-rsid="00678da9" style:font-weight-asian="normal" style:font-weight-complex="normal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fo:font-weight="normal" officeooo:rsid="006c2ea2" officeooo:paragraph-rsid="0072b610" style:font-weight-asian="normal" style:font-weight-complex="normal"/>
    </style:style>
    <style:style style:name="P29" style:family="paragraph" style:parent-style-name="Text_20_body">
      <style:paragraph-properties fo:margin-left="0in" fo:margin-right="0in" fo:text-indent="0in" style:auto-text-indent="false" fo:break-before="page"/>
      <style:text-properties officeooo:rsid="006c2ea2" officeooo:paragraph-rsid="00678da9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paragraph-rsid="005fd421" style:font-size-asian="14pt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5fd42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3f295f" officeooo:paragraph-rsid="005fd421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paragraph-rsid="0072b610"/>
    </style:style>
    <style:style style:name="P34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language="ru" fo:country="RU" fo:font-weight="normal" officeooo:rsid="0072b610" officeooo:paragraph-rsid="005fd421" style:font-size-asian="14pt" style:font-weight-asian="normal" style:font-size-complex="14pt" style:font-weight-complex="bold"/>
    </style:style>
    <style:style style:name="P36" style:family="paragraph" style:parent-style-name="Heading_20_1">
      <style:paragraph-properties fo:break-before="page"/>
      <style:text-properties officeooo:rsid="006c2ea2" officeooo:paragraph-rsid="003724e9"/>
    </style:style>
    <style:style style:name="P37" style:family="paragraph" style:parent-style-name="Heading_20_2">
      <style:paragraph-properties fo:break-before="page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d51f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718abe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officeooo:rsid="003cd51f" style:font-size-complex="14pt"/>
    </style:style>
    <style:style style:name="T6" style:family="text">
      <style:text-properties style:font-name="Times New Roman3" fo:font-size="14pt" fo:language="en" fo:country="US" officeooo:rsid="005c2a91"/>
    </style:style>
    <style:style style:name="T7" style:family="text">
      <style:text-properties style:font-name="Times New Roman3" style:font-size-complex="14pt"/>
    </style:style>
    <style:style style:name="T8" style:family="text">
      <style:text-properties style:font-name="Times New Roman3" officeooo:rsid="003cd51f" style:font-size-complex="14pt"/>
    </style:style>
    <style:style style:name="T9" style:family="text">
      <style:text-properties fo:color="#000000" loext:opacity="100%" fo:font-size="14pt" fo:language="ru" fo:country="RU" fo:font-weight="normal" style:font-size-asian="14pt" style:font-weight-asian="normal" style:font-size-complex="14pt" style:font-weight-complex="bold"/>
    </style:style>
    <style:style style:name="T10" style:family="text">
      <style:text-properties fo:color="#000000" loext:opacity="100%" fo:font-size="14pt" fo:language="ru" fo:country="RU" fo:font-weight="normal" officeooo:rsid="0072b610" style:font-size-asian="14pt" style:font-weight-asian="normal" style:font-size-complex="14pt" style:font-weight-complex="bold"/>
    </style:style>
    <style:style style:name="T11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style:font-name="Times New Roman" fo:font-size="14pt" fo:letter-spacing="0.0035in" fo:language="ru" fo:country="RU" fo:font-weight="bold" officeooo:rsid="003cd51f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4" style:family="text">
      <style:text-properties fo:language="en" fo:country="US" officeooo:rsid="006a6c66"/>
    </style:style>
    <style:style style:name="T15" style:family="text">
      <style:text-properties fo:language="en" fo:country="US" officeooo:rsid="00768fb4"/>
    </style:style>
    <style:style style:name="T16" style:family="text">
      <style:text-properties officeooo:rsid="001b2153"/>
    </style:style>
    <style:style style:name="T17" style:family="text">
      <style:text-properties officeooo:rsid="003cd51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0ef043"/>
    </style:style>
    <style:style style:name="T20" style:family="text">
      <style:text-properties officeooo:rsid="0018933d"/>
    </style:style>
    <style:style style:name="T21" style:family="text">
      <style:text-properties style:font-name="Times New Roman" fo:font-style="normal" fo:font-weight="bold" officeooo:rsid="00544756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fo:font-weight="normal" officeooo:rsid="00544756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fo:font-weight="normal" officeooo:rsid="0072b610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normal" fo:font-weight="normal" officeooo:rsid="0074f1e2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ize="14pt" fo:language="ru" fo:country="RU" fo:font-style="normal" fo:font-weight="normal" officeooo:rsid="0054475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Times New Roman" fo:font-size="14pt" fo:language="ru" fo:country="RU" fo:font-style="normal" fo:font-weight="bold" officeooo:rsid="00544756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Times New Roman" fo:font-size="14pt" fo:language="ru" fo:country="RU" fo:font-style="italic" fo:font-weight="normal" officeooo:rsid="00544756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Times New Roman" fo:font-style="italic" fo:font-weight="normal" officeooo:rsid="0072b610" style:font-style-asian="italic" style:font-weight-asian="normal" style:font-style-complex="italic" style:font-weight-complex="normal"/>
    </style:style>
    <style:style style:name="T29" style:family="text">
      <style:text-properties style:font-name="Times New Roman" fo:font-style="italic" fo:font-weight="normal" officeooo:rsid="00734b29" style:font-style-asian="italic" style:font-weight-asian="normal" style:font-style-complex="italic" style:font-weight-complex="normal"/>
    </style:style>
    <style:style style:name="T30" style:family="text">
      <style:text-properties style:font-name="Times New Roman" fo:font-style="italic" fo:font-weight="normal" officeooo:rsid="00544756" style:font-style-asian="italic" style:font-weight-asian="normal" style:font-style-complex="italic" style:font-weight-complex="normal"/>
    </style:style>
    <style:style style:name="T31" style:family="text">
      <style:text-properties style:font-name="Times New Roman" fo:font-style="italic" fo:font-weight="normal" officeooo:rsid="0074f1e2" style:font-style-asian="italic" style:font-weight-asian="normal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678da9" style:font-weight-asian="bold" style:font-weight-complex="bold"/>
    </style:style>
    <style:style style:name="T34" style:family="text">
      <style:text-properties officeooo:rsid="006a6c66"/>
    </style:style>
    <style:style style:name="T35" style:family="text">
      <style:text-properties officeooo:rsid="00718abe"/>
    </style:style>
    <style:style style:name="T36" style:family="text">
      <style:text-properties fo:font-weight="normal" officeooo:rsid="006c2ea2" style:font-weight-asian="normal" style:font-weight-complex="normal"/>
    </style:style>
    <style:style style:name="T37" style:family="text">
      <style:text-properties fo:font-weight="normal" officeooo:rsid="00718abe" style:font-weight-asian="normal" style:font-weight-complex="normal"/>
    </style:style>
    <style:style style:name="T38" style:family="text">
      <style:text-properties officeooo:rsid="0072b610"/>
    </style:style>
    <style:style style:name="T39" style:family="text">
      <style:text-properties officeooo:rsid="00768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1">Кафедра МО ЭВМ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Book_20_Title"><text:span text:style-name="T1">отчет</text:span></text:span></text:p>
      <text:p text:style-name="P12"><text:span text:style-name="T2">по лабораторной работе №</text:span><text:span text:style-name="T4">4</text:span></text:p>
      <text:p text:style-name="P12"><text:span text:style-name="T2">по дисциплине «</text:span><text:span text:style-name="T3">Построение и анализ алгоритмов</text:span><text:span text:style-name="T2">»</text:span></text:p>
      <text:p text:style-name="P3"><text:span text:style-name="Book_20_Title"><text:span text:style-name="T12">Тема: </text:span></text:span><text:span text:style-name="Book_20_Title"><text:span text:style-name="T11">Кнут-Моррис-Пратт</text:span></text:span><text:span text:style-name="Book_20_Title"><text:span text:style-name="T13">.</text:span></text:span></text:p>
      <text:p text:style-name="P10"/>
      <text:p text:style-name="P10"/>
      <text:p text:style-name="P10"/>
      <text:p text:style-name="P10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7">Студент гр. </text:span><text:span text:style-name="T8">1384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13"><text:span text:style-name="T5">Тапеха</text:span><text:span text:style-name="T7"> </text:span><text:span text:style-name="T8">В</text:span><text:span text:style-name="T7">.</text:span><text:span text:style-name="T8">А</text:span><text:span text:style-name="T7">.</text:span>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0"><text:span text:style-name="T17">Шевелева</text:span> <text:span text:style-name="T17">А</text:span>.<text:span text:style-name="T17">М</text:span>.</text:p>
          </table:table-cell>
        </table:table-row>
      </table:table>
      <text:p text:style-name="P16"/>
      <text:p text:style-name="P16"/>
      <text:p text:style-name="P16">Санкт-Петербург</text:p>
      <text:p text:style-name="P17">20<text:span text:style-name="T17">23</text:span></text:p>
      <text:h text:style-name="P37" text:outline-level="2">Цель работы.</text:h>
      <text:p text:style-name="P32"><text:span text:style-name="T9">Изучить принцип работы алгоритма Кнута-Морриса-Пратта. </text:span><text:span text:style-name="T10">Реализовать две программы, использующие этот алгоритм.</text:span></text:p>
      <text:p text:style-name="P35"/>
      <text:p text:style-name="P31">Задание 1.</text:p>
      <text:p text:style-name="P30">Реализуйте алгоритм КМП и с его помощью для заданных шаблона <text:span text:style-name="T18">P</text:span> (∣<text:span text:style-name="T18">P</text:span>∣≤15000) и текста <text:span text:style-name="T18">T</text:span> (∣<text:span text:style-name="T18">T</text:span>∣≤5000000) найдите все вхождения P в T<text:span text:style-name="T18">.</text:span></text:p>
      <text:p text:style-name="P30">Вход:</text:p>
      <text:p text:style-name="P30">Первая строка - <text:span text:style-name="T18">P</text:span> </text:p>
      <text:p text:style-name="P30">Вторая строка - <text:span text:style-name="T18">T</text:span></text:p>
      <text:p text:style-name="P30">Выход:</text:p>
      <text:p text:style-name="P30">индексы начал вхождений <text:span text:style-name="T18">P</text:span> в <text:span text:style-name="T18">T</text:span>, разделенных запятой, если <text:span text:style-name="T18">P</text:span> не входит в <text:span text:style-name="T18">T</text:span>, то вывести −1</text:p>
      <text:p text:style-name="P31">Sample Input:</text:p>
      <text:p text:style-name="P30">ab</text:p>
      <text:p text:style-name="P30">abab</text:p>
      <text:p text:style-name="P31">Sample Output:</text:p>
      <text:p text:style-name="P30">0,2</text:p>
      <text:p text:style-name="P4"><text:span text:style-name="Source_20_Text"><text:span text:style-name="T25"/></text:span></text:p>
      <text:p text:style-name="P4"><text:span text:style-name="Source_20_Text"><text:span text:style-name="T26">Задание 2.</text:span></text:span></text:p>
      <text:p text:style-name="P4"><text:span text:style-name="Source_20_Text"><text:span text:style-name="T25">Заданы две строки </text:span></text:span><text:span text:style-name="Source_20_Text"><text:span text:style-name="T27">A</text:span></text:span><text:span text:style-name="Source_20_Text"><text:span text:style-name="T25"> (∣</text:span></text:span><text:span text:style-name="Source_20_Text"><text:span text:style-name="T27">A</text:span></text:span><text:span text:style-name="Source_20_Text"><text:span text:style-name="T25">∣≤5000000) и </text:span></text:span><text:span text:style-name="Source_20_Text"><text:span text:style-name="T27">B</text:span></text:span><text:span text:style-name="Source_20_Text"><text:span text:style-name="T25"> (∣</text:span></text:span><text:span text:style-name="Source_20_Text"><text:span text:style-name="T27">B</text:span></text:span><text:span text:style-name="Source_20_Text"><text:span text:style-name="T25">∣≤5000000).</text:span></text:span></text:p>
      <text:p text:style-name="P4"><text:span text:style-name="Source_20_Text"><text:span text:style-name="T25">Определить, является ли </text:span></text:span><text:span text:style-name="Source_20_Text"><text:span text:style-name="T27">А</text:span></text:span><text:span text:style-name="Source_20_Text"><text:span text:style-name="T25"> циклическим сдвигом </text:span></text:span><text:span text:style-name="Source_20_Text"><text:span text:style-name="T27">В</text:span></text:span><text:span text:style-name="Source_20_Text"><text:span text:style-name="T25"> (это значит, что </text:span></text:span><text:span text:style-name="Source_20_Text"><text:span text:style-name="T27">А</text:span></text:span><text:span text:style-name="Source_20_Text"><text:span text:style-name="T25"> и </text:span></text:span><text:span text:style-name="Source_20_Text"><text:span text:style-name="T27">В</text:span></text:span><text:span text:style-name="Source_20_Text"><text:span text:style-name="T25"> имеют одинаковую длину и </text:span></text:span><text:span text:style-name="Source_20_Text"><text:span text:style-name="T27">А</text:span></text:span><text:span text:style-name="Source_20_Text"><text:span text:style-name="T25"> состоит из суффикса </text:span></text:span><text:span text:style-name="Source_20_Text"><text:span text:style-name="T27">В</text:span></text:span><text:span text:style-name="Source_20_Text"><text:span text:style-name="T25">, склеенного с префиксом </text:span></text:span><text:span text:style-name="Source_20_Text"><text:span text:style-name="T27">В</text:span></text:span><text:span text:style-name="Source_20_Text"><text:span text:style-name="T25">). Например, defabc является циклическим сдвигом abcdef.</text:span></text:span></text:p>
      <text:p text:style-name="P4"><text:span text:style-name="Source_20_Text"><text:span text:style-name="T25">Вход:</text:span></text:span></text:p>
      <text:p text:style-name="P4"><text:span text:style-name="Source_20_Text"><text:span text:style-name="T25">Первая строка - </text:span></text:span><text:span text:style-name="Source_20_Text"><text:span text:style-name="T27">A</text:span></text:span></text:p>
      <text:p text:style-name="P4"><text:span text:style-name="Source_20_Text"><text:span text:style-name="T25">Вторая строка - </text:span></text:span><text:span text:style-name="Source_20_Text"><text:span text:style-name="T27">B</text:span></text:span></text:p>
      <text:p text:style-name="P4"><text:span text:style-name="Source_20_Text"><text:span text:style-name="T25">Выход:</text:span></text:span></text:p>
      <text:p text:style-name="P4"><text:soft-page-break/><text:span text:style-name="Source_20_Text"><text:span text:style-name="T25">Если A вляется циклическим сдвигом B, индекс начала строки B в A, иначе вывести −1. Если возможно несколько сдвигов вывести первый индекс.</text:span></text:span></text:p>
      <text:p text:style-name="P4"><text:span text:style-name="Source_20_Text"><text:span text:style-name="T26">Sample Input:</text:span></text:span></text:p>
      <text:p text:style-name="P4"><text:span text:style-name="Source_20_Text"><text:span text:style-name="T25">defabc</text:span></text:span></text:p>
      <text:p text:style-name="P4"><text:span text:style-name="Source_20_Text"><text:span text:style-name="T25">abcdef</text:span></text:span></text:p>
      <text:p text:style-name="P4"><text:span text:style-name="Source_20_Text"><text:span text:style-name="T26">Sample Output:</text:span></text:span></text:p>
      <text:p text:style-name="P4"><text:span text:style-name="Source_20_Text"><text:span text:style-name="T25">3</text:span></text:span></text:p>
      <text:p text:style-name="P4"><text:span text:style-name="Source_20_Text"><text:span text:style-name="T25"/></text:span></text:p>
      <text:p text:style-name="P7"><text:span text:style-name="Source_20_Text"><text:span text:style-name="T22"><text:tab/></text:span></text:span><text:span text:style-name="Source_20_Text"><text:span text:style-name="T21">Выполнение работы.</text:span></text:span></text:p>
      <text:p text:style-name="P6"><text:span text:style-name="Source_20_Text"><text:span text:style-name="T21"><text:tab/></text:span></text:span><text:span text:style-name="Source_20_Text"><text:span text:style-name="T28">Задание 1:</text:span></text:span></text:p>
      <text:p text:style-name="P6"><text:span text:style-name="Source_20_Text"><text:span text:style-name="T21"><text:tab/></text:span></text:span><text:span text:style-name="Source_20_Text"><text:span text:style-name="T24">К</text:span></text:span><text:span text:style-name="Source_20_Text"><text:span text:style-name="T22">ласс </text:span></text:span><text:span text:style-name="Source_20_Text"><text:span text:style-name="T31">KMP</text:span></text:span><text:span text:style-name="Source_20_Text"><text:span text:style-name="T22"> реализует алгоритм Кнута-Морриса-Пратта (KMP) для поиска всех вхождений шаблона в заданный текст.</text:span></text:span></text:p>
      <text:p text:style-name="P6"><text:span text:style-name="Source_20_Text"><text:span text:style-name="T22"><text:tab/></text:span></text:span><text:span text:style-name="Source_20_Text"><text:span text:style-name="T24">Он имеет три поля: </text:span></text:span><text:span text:style-name="Source_20_Text"><text:span text:style-name="T31">prefix</text:span></text:span><text:span text:style-name="Source_20_Text"><text:span text:style-name="T24"> – значения префикс функции для шаблона, </text:span></text:span><text:span text:style-name="Source_20_Text"><text:span text:style-name="T31">pattern_matches</text:span></text:span><text:span text:style-name="Source_20_Text"><text:span text:style-name="T24"> – индексы найденных вхождений шаблона в строке, </text:span></text:span><text:span text:style-name="Source_20_Text"><text:span text:style-name="T31">pattern</text:span></text:span><text:span text:style-name="Source_20_Text"><text:span text:style-name="T24"> – шаблон, который необходимо найти в заданном тексте.</text:span></text:span></text:p>
      <text:p text:style-name="P8"><text:span text:style-name="Source_20_Text"><text:span text:style-name="T24"><text:tab/>Метод </text:span></text:span><text:span text:style-name="Source_20_Text"><text:span text:style-name="T31">KMP::findPrefix</text:span></text:span><text:span text:style-name="Source_20_Text"><text:span text:style-name="T24"> вычисляет вектор префиксов для шаблонной строки pattern.</text:span></text:span></text:p>
      <text:p text:style-name="P6"><text:span text:style-name="Source_20_Text"><text:span text:style-name="T21"><text:tab/></text:span></text:span><text:span text:style-name="Source_20_Text"><text:span text:style-name="T22">Метод </text:span></text:span><text:span text:style-name="Source_20_Text"><text:span text:style-name="T30">KMP::kmp</text:span></text:span><text:span text:style-name="Source_20_Text"><text:span text:style-name="T22"> запускает алгоритм КМП на заданном тексте </text:span></text:span><text:span text:style-name="Source_20_Text"><text:span text:style-name="T30">text</text:span></text:span><text:span text:style-name="Source_20_Text"><text:span text:style-name="T22"> для поиска вхождений шаблонной строки. В этом методе используется вычисленный вектор префиксов, чтобы быстро переходить к следующей позиции, если текущая не соответствует шаблону.</text:span></text:span></text:p>
      <text:p text:style-name="P6"><text:span text:style-name="Source_20_Text"><text:span text:style-name="T22"><text:tab/>Метод </text:span></text:span><text:span text:style-name="Source_20_Text"><text:span text:style-name="T30">KMP::printAnswer</text:span></text:span><text:span text:style-name="Source_20_Text"><text:span text:style-name="T22"> печатает ответ на задачу. Если не было найдено шаблона в тексте, то печатается </text:span></text:span><text:span text:style-name="Source_20_Text"><text:span text:style-name="T24">-1.</text:span></text:span></text:p>
      <text:p text:style-name="P6"><text:span text:style-name="Source_20_Text"><text:span text:style-name="T21"><text:tab/></text:span></text:span><text:span text:style-name="Source_20_Text"><text:span text:style-name="T28">Задание 2:</text:span></text:span></text:p>
      <text:p text:style-name="P5"><text:span text:style-name="Source_20_Text"><text:span text:style-name="T22"><text:tab/></text:span></text:span><text:span text:style-name="Source_20_Text"><text:span text:style-name="T23">К</text:span></text:span><text:span text:style-name="Source_20_Text"><text:span text:style-name="T22">ласс </text:span></text:span><text:span text:style-name="Source_20_Text"><text:span text:style-name="T30">KMP</text:span></text:span><text:span text:style-name="Source_20_Text"><text:span text:style-name="T22"> и представляет собой реализацию алгоритма Кнута-Морриса-Пратта (КМП) для решения задачи проверки, является ли одна строка циклическим сдвигом другой строки.</text:span></text:span></text:p>
      <text:p text:style-name="P5"><text:span text:style-name="Source_20_Text"><text:span text:style-name="T22"><text:tab/></text:span></text:span><text:span text:style-name="Source_20_Text"><text:span text:style-name="T23">Он имеет три поля: </text:span></text:span><text:span text:style-name="Source_20_Text"><text:span text:style-name="T28">shift_string</text:span></text:span><text:span text:style-name="Source_20_Text"><text:span text:style-name="T23"> – сдвинутая строка, </text:span></text:span><text:span text:style-name="Source_20_Text"><text:span text:style-name="T28">original_string</text:span></text:span><text:span text:style-name="Source_20_Text"><text:span text:style-name="T23"> – оригинальная строка, </text:span></text:span><text:span text:style-name="Source_20_Text"><text:span text:style-name="T28">prefix_shift_string</text:span></text:span><text:span text:style-name="Source_20_Text"><text:span text:style-name="T23"> – значения префикс-функции для </text:span></text:span><text:span text:style-name="Source_20_Text"><text:span text:style-name="T28">shift_string</text:span></text:span><text:span text:style-name="Source_20_Text"><text:span text:style-name="T23">.</text:span></text:span></text:p>
      <text:p text:style-name="P5"><text:span text:style-name="Source_20_Text"><text:span text:style-name="T23"><text:tab/>Метод </text:span></text:span><text:span text:style-name="Source_20_Text"><text:span text:style-name="T28">KMP::findPrefix</text:span></text:span><text:span text:style-name="Source_20_Text"><text:span text:style-name="T23"> вычисляет вектор префиксов для строки </text:span></text:span><text:span text:style-name="Source_20_Text"><text:span text:style-name="T28">shift_string</text:span></text:span><text:span text:style-name="Source_20_Text"><text:span text:style-name="T23">.</text:span></text:span></text:p>
      <text:p text:style-name="P5"><text:span text:style-name="Source_20_Text"><text:span text:style-name="T23"><text:tab/></text:span></text:span><text:span text:style-name="Source_20_Text"><text:span text:style-name="T29">KMP::</text:span></text:span><text:span text:style-name="Source_20_Text"><text:span text:style-name="T28">cyclicKM</text:span></text:span><text:span text:style-name="Source_20_Text"><text:span text:style-name="T29">P</text:span></text:span><text:span text:style-name="Source_20_Text"><text:span text:style-name="T23"> - это метод класса </text:span></text:span><text:span text:style-name="Source_20_Text"><text:span text:style-name="T28">KMP</text:span></text:span><text:span text:style-name="Source_20_Text"><text:span text:style-name="T23">, который использует алгоритм Кнута-Морриса-Пратта для проверки является ли </text:span></text:span><text:span text:style-name="Source_20_Text"><text:span text:style-name="T28">shift_string</text:span></text:span><text:span text:style-name="Source_20_Text"><text:span text:style-name="T23"> циклическим сдвигом </text:span></text:span><text:span text:style-name="Source_20_Text"><text:span text:style-name="T28">original_string</text:span></text:span><text:span text:style-name="Source_20_Text"><text:span text:style-name="T23">. Метод </text:span></text:span><text:span text:style-name="Source_20_Text"><text:span text:style-name="T28">KMP::cyclicKMP</text:span></text:span><text:span text:style-name="Source_20_Text"><text:span text:style-name="T23"> возвращает целое число - индекс начала строки </text:span></text:span><text:span text:style-name="Source_20_Text"><text:span text:style-name="T28">shift_string</text:span></text:span><text:span text:style-name="Source_20_Text"><text:span text:style-name="T23"> в строке </text:span></text:span><text:span text:style-name="Source_20_Text"><text:span text:style-name="T28">original_string</text:span></text:span><text:span text:style-name="Source_20_Text"><text:span text:style-name="T23">. Если строка </text:span></text:span><text:soft-page-break/><text:span text:style-name="Source_20_Text"><text:span text:style-name="T28">shift_string</text:span></text:span><text:span text:style-name="Source_20_Text"><text:span text:style-name="T23"> не является циклическим сдвигом строки </text:span></text:span><text:span text:style-name="Source_20_Text"><text:span text:style-name="T28">original_string</text:span></text:span><text:span text:style-name="Source_20_Text"><text:span text:style-name="T23">, метод возвращает -1.</text:span></text:span></text:p>
      <text:p text:style-name="P5"><text:span text:style-name="Source_20_Text"><text:span text:style-name="T23"><text:tab/>Метод </text:span></text:span><text:span text:style-name="Source_20_Text"><text:span text:style-name="T28">KMP::solveTask</text:span></text:span><text:span text:style-name="Source_20_Text"><text:span text:style-name="T23"> вызывает все необходимые для решения задачи методы, проверяет размеры исходных строк и дублирует одну из строк.</text:span></text:span></text:p>
      <text:p text:style-name="P5"><text:span text:style-name="Source_20_Text"><text:span text:style-name="T23"><text:tab/>Разработанный программный код см. в приложении А.</text:span></text:span></text:p>
      <text:p text:style-name="P29"><text:span text:style-name="T33"><text:tab/></text:span><text:span text:style-name="T32">Вывод.</text:span></text:p>
      <text:p text:style-name="P27"><text:tab/>В рамках лабораторной работы были изучены алгоритм Кнута-Морриса-Пратта и префикс-функция. Для решения задачи были разработаны две программы, основанные на алгоритме Кнута-Морриса-Пратта. </text:p>
      <text:p text:style-name="P28"><text:tab/>В обеих программах была реализована префикс-функция, котор<text:span text:style-name="T38">ая </text:span>используется в алгоритме Кнута-Морриса-Пратта для поиска всех вхождений подстроки в строку за линейное время. Этот массив содержит длины максимальных собственных префиксов (подстроки, являющейся начальным фрагментом строки, не совпадающей со всей строкой) каждого префикса строки.</text:p>
      <text:p text:style-name="P33"><text:span text:style-name="T36"><text:tab/>Первая программа использовала алгоритм без каких-либо изменений и находила позицию первого вхождения подстроки в строку. А для решения второй задачи алгоритм был </text:span><text:span text:style-name="T37">немного изменен</text:span><text:span text:style-name="T36"> таким образом, чтобы больше подходить под требования задачи.</text:span></text:p>
      <text:p text:style-name="P27"><text:tab/>Вторая программа была изменена таким образом, чтобы решать более сложную задачу. В частности, <text:span text:style-name="T35">нужно было выяснить является ли </text:span>подстрока <text:s/><text:span text:style-name="T35">циклическим сдвигом другой строки и была ли она</text:span> сдвинута на определённое число символов относительно исходной строки. Для этого вторая программа сначала дополняла исходную строку с её конца до двукратной длины, а затем применяла алгоритм Кнута-Морриса-Пратта для поиска подстроки в циклически сдвинутой строке.</text:p>
      <text:p text:style-name="P27"><text:tab/>Таким образом, в результате выполнения лабораторной работы были получены программы, позволяющие эффективно находить вхождение подстрок в строки с помощью алгоритма Кнута-Морриса-Пратта и префикс-функции. Кроме того, была решена более сложная задача с использованием изменённой версии алгоритма. <text:span text:style-name="T38">Обе программы успешно прошли все тестовые задания на платформе stepik.org. </text:span></text:p>
      <text:h text:style-name="P36" text:outline-level="1"><text:span text:style-name="T19">Приложение А<text:line-break/>Исходный код программы</text:span> </text:h>
      <text:p text:style-name="P26"><text:span text:style-name="T16">Название</text:span> файла: <text:span text:style-name="T39">task1</text:span><text:span text:style-name="T14">.</text:span><text:span text:style-name="T15">cpp</text:span></text:p>
      <text:p text:style-name="P22">#include &lt;iostream&gt;</text:p>
      <text:p text:style-name="P22">#include &lt;utility&gt;</text:p>
      <text:p text:style-name="P22">#include &lt;vector&gt;</text:p>
      <text:p text:style-name="P22">#include &lt;experimental/iterator&gt;</text:p>
      <text:p text:style-name="P22"/>
      <text:p text:style-name="P22"/>
      <text:p text:style-name="P22">// Класс, реализующий алгоритм KMP</text:p>
      <text:p text:style-name="P22">class KMP {</text:p>
      <text:p text:style-name="P22">public:</text:p>
      <text:p text:style-name="P22"><text:s text:c="4"/>// Конструктор</text:p>
      <text:p text:style-name="P22"><text:s text:c="4"/>explicit KMP(std::string pattern)</text:p>
      <text:p text:style-name="P22"><text:s text:c="4"/>: pattern(std::move(pattern)), prefix(pattern.length()) {}</text:p>
      <text:p text:style-name="P22"/>
      <text:p text:style-name="P22"><text:s text:c="4"/>// Метод, который ищет значения префикс-функции</text:p>
      <text:p text:style-name="P22"><text:s text:c="4"/>void findPrefix();</text:p>
      <text:p text:style-name="P22"><text:s text:c="4"/>// Метод, реализующий алгоритм КМП</text:p>
      <text:p text:style-name="P22"><text:s text:c="4"/>void kmp(const std::string&amp; text);</text:p>
      <text:p text:style-name="P22"/>
      <text:p text:style-name="P22"><text:s text:c="4"/>// Возвращает лучшее решение</text:p>
      <text:p text:style-name="P22"><text:s text:c="4"/>[[nodiscard]] std::vector&lt;uint32_t&gt; getSolution() const { return pattern_matches; }</text:p>
      <text:p text:style-name="P22"/>
      <text:p text:style-name="P22"><text:s text:c="4"/>// Печатает ответ на задачу</text:p>
      <text:p text:style-name="P22"><text:s text:c="4"/>void printAnswer() const;</text:p>
      <text:p text:style-name="P22">private:</text:p>
      <text:p text:style-name="P22"><text:s text:c="4"/>// Значения префикс-функции</text:p>
      <text:p text:style-name="P22"><text:s text:c="4"/>std::vector&lt;uint32_t&gt; prefix;</text:p>
      <text:p text:style-name="P22"><text:s text:c="4"/>// Индексы найденных вхождения шаблона в тексте</text:p>
      <text:p text:style-name="P22"><text:s text:c="4"/>std::vector&lt;uint32_t&gt; pattern_matches;</text:p>
      <text:p text:style-name="P22"><text:s text:c="4"/>// Шаблон, который необходимо найти в заданном тексте</text:p>
      <text:p text:style-name="P22"><text:s text:c="4"/>const std::string pattern;</text:p>
      <text:p text:style-name="P22">};</text:p>
      <text:p text:style-name="P22"/>
      <text:p text:style-name="P22">// Метод KMP::findPrefix вычисляет вектор префиксов для шаблонной строки pattern</text:p>
      <text:p text:style-name="P22">void KMP::findPrefix() {</text:p>
      <text:p text:style-name="P22"><text:s text:c="4"/>prefix.at(0) = 0;</text:p>
      <text:p text:style-name="P22"/>
      <text:p text:style-name="P22"><text:s text:c="4"/>for (size_t i = 1; i &lt; pattern.length(); ++i) {</text:p>
      <text:p text:style-name="P22"><text:s text:c="8"/>uint32_t k = prefix.at(i - 1);</text:p>
      <text:p text:style-name="P22"><text:s text:c="8"/>while (k &gt; 0 &amp;&amp; pattern.at(i) != pattern.at(k)) {</text:p>
      <text:p text:style-name="P22"><text:s text:c="12"/>k = prefix.at(k - 1);</text:p>
      <text:p text:style-name="P22"><text:s text:c="8"/>}</text:p>
      <text:p text:style-name="P22"/>
      <text:p text:style-name="P22"><text:s text:c="8"/>k += (pattern.at(i) == pattern.at(k));</text:p>
      <text:p text:style-name="P22"><text:s text:c="8"/>prefix.at(i) = k;</text:p>
      <text:p text:style-name="P22"><text:s text:c="4"/>}</text:p>
      <text:p text:style-name="P22">}</text:p>
      <text:p text:style-name="P22"/>
      <text:p text:style-name="P22"><text:soft-page-break/>/**</text:p>
      <text:p text:style-name="P22"><text:s/>* Метод KMP::kmp запускает алгоритм КМП на заданном тексте text для поиска</text:p>
      <text:p text:style-name="P22"><text:s/>* вхождений шаблонной строки. В этом методе используется вычисленный вектор</text:p>
      <text:p text:style-name="P22"><text:s/>* префиксов, чтобы быстро переходить к следующей позиции, если текущая не</text:p>
      <text:p text:style-name="P22"><text:s/>* соответствует шаблону.</text:p>
      <text:p text:style-name="P22"><text:s/>**/</text:p>
      <text:p text:style-name="P22">void KMP::kmp(const std::string&amp; text) {</text:p>
      <text:p text:style-name="P22"><text:s text:c="4"/>uint32_t pattern_index = 0;</text:p>
      <text:p text:style-name="P22"/>
      <text:p text:style-name="P22"><text:s text:c="4"/>for (size_t i = 0; i &lt; text.length(); ++i) {</text:p>
      <text:p text:style-name="P22"><text:s text:c="8"/>while (pattern_index &gt; 0 &amp;&amp; pattern.at(pattern_index) != text.at(i)) {</text:p>
      <text:p text:style-name="P22"><text:s text:c="12"/>pattern_index = prefix.at(pattern_index - 1);</text:p>
      <text:p text:style-name="P22"><text:s text:c="8"/>}</text:p>
      <text:p text:style-name="P22"/>
      <text:p text:style-name="P22"><text:s text:c="8"/>pattern_index += (pattern.at(pattern_index) == text.at(i));</text:p>
      <text:p text:style-name="P22"/>
      <text:p text:style-name="P22"><text:s text:c="8"/>if (pattern_index == pattern.length()) {</text:p>
      <text:p text:style-name="P22"><text:s text:c="12"/>pattern_matches.push_back(i - pattern.length() + 1);</text:p>
      <text:p text:style-name="P22"><text:s text:c="12"/>pattern_index = prefix.at(pattern_index - 1);</text:p>
      <text:p text:style-name="P22"><text:s text:c="8"/>}</text:p>
      <text:p text:style-name="P22"><text:s text:c="4"/>}</text:p>
      <text:p text:style-name="P22">}</text:p>
      <text:p text:style-name="P22"/>
      <text:p text:style-name="P22">/**</text:p>
      <text:p text:style-name="P22"><text:s/>* Метод KMP::printAnswer печатает ответ на задачу. Если не было найдено</text:p>
      <text:p text:style-name="P22"><text:s/>* шаблона в тексте, то печатается -1 */</text:p>
      <text:p text:style-name="P22">void KMP::printAnswer() const {</text:p>
      <text:p text:style-name="P22"><text:s text:c="4"/>if (pattern_matches.empty()) {</text:p>
      <text:p text:style-name="P22"><text:s text:c="8"/>std::cout &lt;&lt; -1;</text:p>
      <text:p text:style-name="P22"><text:s text:c="8"/>return;</text:p>
      <text:p text:style-name="P22"><text:s text:c="4"/>}</text:p>
      <text:p text:style-name="P22"/>
      <text:p text:style-name="P22"><text:s text:c="4"/>std::copy(pattern_matches.begin(), pattern_matches.end(),</text:p>
      <text:p text:style-name="P22"><text:s text:c="14"/>std::experimental::make_ostream_joiner(std::cout, ","));</text:p>
      <text:p text:style-name="P22">}</text:p>
      <text:p text:style-name="P22"/>
      <text:p text:style-name="P22"/>
      <text:p text:style-name="P22">int main() {</text:p>
      <text:p text:style-name="P22"><text:s text:c="4"/>std::string text, pattern;</text:p>
      <text:p text:style-name="P22"/>
      <text:p text:style-name="P22"><text:s text:c="4"/>std::cin &gt;&gt; pattern &gt;&gt; text;</text:p>
      <text:p text:style-name="P22"/>
      <text:p text:style-name="P22"><text:s text:c="4"/>KMP solve(pattern);</text:p>
      <text:p text:style-name="P22"><text:s text:c="4"/>solve.findPrefix();</text:p>
      <text:p text:style-name="P22"><text:s text:c="4"/>solve.kmp(text);</text:p>
      <text:p text:style-name="P22"/>
      <text:p text:style-name="P22"><text:s text:c="4"/>solve.printAnswer();</text:p>
      <text:p text:style-name="P22"/>
      <text:p text:style-name="P22"><text:soft-page-break/></text:p>
      <text:p text:style-name="P22"><text:s text:c="4"/>return 0;</text:p>
      <text:p text:style-name="P22">}</text:p>
      <text:p text:style-name="P21"/>
      <text:p text:style-name="P23"><text:span text:style-name="T16">Название</text:span><text:span text:style-name="T20"> файла: </text:span><text:span text:style-name="T34">t</text:span><text:span text:style-name="T39">ask2</text:span><text:span text:style-name="T6">.cpp</text:span></text:p>
      <text:p text:style-name="P24">#include &lt;iostream&gt;</text:p>
      <text:p text:style-name="P24">#include &lt;vector&gt;</text:p>
      <text:p text:style-name="P24"/>
      <text:p text:style-name="P24"/>
      <text:p text:style-name="P24">// Класс, решающий задачу</text:p>
      <text:p text:style-name="P24">class KMP {</text:p>
      <text:p text:style-name="P24">public:</text:p>
      <text:p text:style-name="P24"><text:s text:c="4"/>// Конструктор</text:p>
      <text:p text:style-name="P24"><text:s text:c="4"/>explicit KMP(const std::string&amp; original_string, const std::string&amp; shift_string)</text:p>
      <text:p text:style-name="P24"><text:s text:c="12"/>: original_string(original_string), shift_string(shift_string),</text:p>
      <text:p text:style-name="P24"><text:s text:c="12"/>prefix_shift_string(shift_string.length()) {}</text:p>
      <text:p text:style-name="P24"/>
      <text:p text:style-name="P24"><text:s text:c="4"/>// Вызывает нужные методы и печатает ответ на задачу</text:p>
      <text:p text:style-name="P24"><text:s text:c="4"/>void solveTask();</text:p>
      <text:p text:style-name="P24">private:</text:p>
      <text:p text:style-name="P24"><text:s text:c="4"/>// Метод, проверяющий размеры строк</text:p>
      <text:p text:style-name="P24"><text:s text:c="4"/>[[nodiscard]] bool checkSizes() const { return original_string.length() == shift_string.length(); }</text:p>
      <text:p text:style-name="P24"><text:s text:c="4"/>// Метод, который ищет значения префикс-функции для</text:p>
      <text:p text:style-name="P24"><text:s text:c="4"/>void findPrefix();</text:p>
      <text:p text:style-name="P24"><text:s text:c="4"/>// Метод, реализующий циклический алгоритм КМП</text:p>
      <text:p text:style-name="P24"><text:s text:c="4"/>int cyclicKMP();</text:p>
      <text:p text:style-name="P24"/>
      <text:p text:style-name="P24">private:</text:p>
      <text:p text:style-name="P24"><text:s text:c="4"/>// Сдвинутая строка</text:p>
      <text:p text:style-name="P24"><text:s text:c="4"/>std::string shift_string;</text:p>
      <text:p text:style-name="P24"><text:s text:c="4"/>// Оригинальная строка</text:p>
      <text:p text:style-name="P24"><text:s text:c="4"/>std::string original_string;</text:p>
      <text:p text:style-name="P24"><text:s text:c="4"/>// Значения префикс-функции для строки shift_string</text:p>
      <text:p text:style-name="P24"><text:s text:c="4"/>std::vector&lt;uint32_t&gt; prefix_shift_string;</text:p>
      <text:p text:style-name="P24">};</text:p>
      <text:p text:style-name="P24"/>
      <text:p text:style-name="P24">// Метод KMP::findPrefix вычисляет вектор префиксов для строки shift_string.</text:p>
      <text:p text:style-name="P24">void KMP::findPrefix() {</text:p>
      <text:p text:style-name="P24"><text:s text:c="4"/>prefix_shift_string.at(0) = 0;</text:p>
      <text:p text:style-name="P24"/>
      <text:p text:style-name="P24"><text:s text:c="4"/>for (size_t i = 1; i &lt; shift_string.length(); ++i) {</text:p>
      <text:p text:style-name="P24"><text:s text:c="8"/>size_t k = prefix_shift_string.at(i - 1);</text:p>
      <text:p text:style-name="P24"><text:s text:c="8"/>for (;shift_string.at(i) != shift_string.at(k) &amp;&amp; k &gt; 0;) {</text:p>
      <text:p text:style-name="P24"><text:s text:c="12"/>k = prefix_shift_string.at(k - 1);</text:p>
      <text:p text:style-name="P24"><text:s text:c="8"/>}</text:p>
      <text:p text:style-name="P24"/>
      <text:p text:style-name="P24"><text:s text:c="8"/>k += (shift_string.at(i) == shift_string.at(k));</text:p>
      <text:p text:style-name="P24"><text:s text:c="8"/>prefix_shift_string.at(i) = k;</text:p>
      <text:p text:style-name="P24"><text:s text:c="4"/>}</text:p>
      <text:p text:style-name="P24"><text:soft-page-break/>}</text:p>
      <text:p text:style-name="P24"/>
      <text:p text:style-name="P24">/**</text:p>
      <text:p text:style-name="P24"><text:s/>* KMP::cyclicKMP() - это метод класса KMP, который использует алгоритм Кнута-Морриса-Пратта</text:p>
      <text:p text:style-name="P24"><text:s/>* для проверки является ли shift_string циклическим сдвигом original_string.</text:p>
      <text:p text:style-name="P24"><text:s/>* Метод KMP::cyclicKMP() возвращает целое число - индекс начала строки shift_string</text:p>
      <text:p text:style-name="P24"><text:s/>* в строке original_string. Если строка shift_string не является циклическим сдвигом</text:p>
      <text:p text:style-name="P24"><text:s/>* строки original_string, метод возвращает -1.</text:p>
      <text:p text:style-name="P24"><text:s/>**/</text:p>
      <text:p text:style-name="P24">int KMP::cyclicKMP() {</text:p>
      <text:p text:style-name="P24"><text:s text:c="4"/>size_t shift_index = 0;</text:p>
      <text:p text:style-name="P24"/>
      <text:p text:style-name="P24"><text:s text:c="4"/>for (size_t i = 0; i &lt; original_string.length(); ++i) {</text:p>
      <text:p text:style-name="P24"><text:s text:c="8"/>for (;shift_string.at(shift_index) != original_string.at(i) &amp;&amp; shift_index &gt; 0;) {</text:p>
      <text:p text:style-name="P24"><text:s text:c="12"/>shift_index = prefix_shift_string.at(shift_index - 1);</text:p>
      <text:p text:style-name="P24"><text:s text:c="8"/>}</text:p>
      <text:p text:style-name="P24"/>
      <text:p text:style-name="P24"><text:s text:c="8"/>shift_index += (shift_string.at(shift_index) == original_string.at(i));</text:p>
      <text:p text:style-name="P24"/>
      <text:p text:style-name="P24"><text:s text:c="8"/>if (shift_index == shift_string.length()) {</text:p>
      <text:p text:style-name="P24"><text:s text:c="12"/>return static_cast&lt;int&gt;(i - shift_string.length() + 1);</text:p>
      <text:p text:style-name="P24"><text:s text:c="8"/>}</text:p>
      <text:p text:style-name="P24"><text:s text:c="4"/>}</text:p>
      <text:p text:style-name="P24"/>
      <text:p text:style-name="P24"><text:s text:c="4"/>return -1;</text:p>
      <text:p text:style-name="P24">}</text:p>
      <text:p text:style-name="P24"/>
      <text:p text:style-name="P24"/>
      <text:p text:style-name="P24">/**</text:p>
      <text:p text:style-name="P24"><text:s/>* Метод KMP::solveTask вызывает все необходимые для решения задачи методы, проверяет</text:p>
      <text:p text:style-name="P24"><text:s/>* размеры исходных строк и дублирует одну из строк.</text:p>
      <text:p text:style-name="P24"><text:s/>**/</text:p>
      <text:p text:style-name="P24">void KMP::solveTask() {</text:p>
      <text:p text:style-name="P24"><text:s text:c="4"/>if (!checkSizes()) {</text:p>
      <text:p text:style-name="P24"><text:s text:c="8"/>std::cout &lt;&lt; -1;</text:p>
      <text:p text:style-name="P24"><text:s text:c="8"/>return;</text:p>
      <text:p text:style-name="P24"><text:s text:c="4"/>}</text:p>
      <text:p text:style-name="P24"/>
      <text:p text:style-name="P24"><text:s text:c="4"/>original_string += original_string;</text:p>
      <text:p text:style-name="P24"><text:s text:c="4"/>findPrefix();</text:p>
      <text:p text:style-name="P24"><text:s text:c="4"/>std::cout &lt;&lt; cyclicKMP();</text:p>
      <text:p text:style-name="P24">}</text:p>
      <text:p text:style-name="P24"/>
      <text:p text:style-name="P24"/>
      <text:p text:style-name="P24">int main() {</text:p>
      <text:p text:style-name="P24"><text:s text:c="4"/>std::string original_string, shift_string;</text:p>
      <text:p text:style-name="P24"><text:soft-page-break/><text:s text:c="4"/>std::cin &gt;&gt; original_string &gt;&gt; shift_string;</text:p>
      <text:p text:style-name="P24"/>
      <text:p text:style-name="P24"><text:s text:c="4"/>KMP solution(original_string, shift_string);</text:p>
      <text:p text:style-name="P24"><text:s text:c="4"/>solution.solveTask();</text:p>
      <text:p text:style-name="P24"/>
      <text:p text:style-name="P24"><text:s text:c="4"/>return 0;</text:p>
      <text:p text:style-name="P24">}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page-number="auto" style:writing-mode="lr-tb"/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4H30M7S</meta:editing-duration>
    <meta:editing-cycles>42</meta:editing-cycles>
    <meta:generator>LibreOffice/7.3.7.2$Linux_X86_64 LibreOffice_project/30$Build-2</meta:generator>
    <dc:date>2023-04-20T21:42:38.565102466</dc:date>
    <meta:document-statistic meta:table-count="1" meta:image-count="0" meta:object-count="0" meta:page-count="11" meta:paragraph-count="221" meta:word-count="1222" meta:character-count="9926" meta:non-whitespace-character-count="8300"/>
  </office:meta>
</office:document-meta>
</file>